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94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e6e6ff"/>
      <style:text-properties style:text-underline-style="none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2"/>
        <table:table-column table:style-name="co1" table:number-columns-repeated="16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5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3" office:value-type="string" calcext:value-type="string">
            <text:p>route_sediments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7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/>
          <table:table-cell table:number-columns-repeated="17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4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 table:style-name="ce4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4" office:value-type="string" calcext:value-type="string">
            <text:p>interception storage of each SC in each TC (mm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4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0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0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4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reservoir_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4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4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4" office:value-type="string" calcext:value-type="string">
            <text:p>number of soils / SVCs in each instance of Subbas/LU/TC-combination (indexed by TC-instance)</text:p>
          </table:table-cell>
          <table:table-cell table:style-name="ce4" office:value-type="string" calcext:value-type="string">
            <text:p>Count</text:p>
          </table:table-cell>
          <table:table-cell table:style-name="ce4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3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4" office:value-type="string" calcext:value-type="string">
            <text:p>surface runoff towards lower TC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ediment</text:p>
          </table:table-cell>
          <table:table-cell/>
          <table:table-cell table:style-name="ce3" office:value-type="string" calcext:value-type="string">
            <text:p>daily total sediment output</text:p>
          </table:table-cell>
          <table:table-cell table:style-name="ce3" office:value-type="string" calcext:value-type="string">
            <text:p>tons/day?</text:p>
          </table:table-cell>
          <table:table-cell/>
          <table:table-cell table:style-name="ce2" office:value-type="string" calcext:value-type="string">
            <text:p>372,subasin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3" office:value-type="string" calcext:value-type="string">
            <text:p>total sediment leaving reach (sum of all size classes</text:p>
          </table:table-cell>
          <table:table-cell table:style-name="ce3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r_cover</text:p>
          </table:table-cell>
          <table:table-cell/>
          <table:table-cell table:style-name="ce3" office:value-type="string" calcext:value-type="string">
            <text:p>channel cover factor</text:p>
          </table:table-cell>
          <table:table-cell table:style-name="ce6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3" office:value-type="string" calcext:value-type="string">
            <text:p>channel erodibility factor (0.0-1.0)</text:p>
          </table:table-cell>
          <table:table-cell table:style-name="ce6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3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3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3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3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9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3" office:value-type="string" calcext:value-type="string">
            <text:p>0.0001-0.0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3" office:value-type="string" calcext:value-type="string">
            <text:p>1.0-1.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6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6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4" office:value-type="string" calcext:value-type="string">
            <text:p>km**2</text:p>
          </table:table-cell>
          <table:table-cell table:number-columns-repeated="2"/>
          <table:table-cell table:number-columns-repeated="2"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tcintc</text:p>
          </table:table-cell>
          <table:table-cell table:style-name="ce4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4" office:value-type="string" calcext:value-type="string">
            <text:p>Current LAI of TC</text:p>
          </table:table-cell>
          <table:table-cell table:style-name="ce4"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volume</text:p>
          </table:table-cell>
          <table:table-cell/>
          <table:table-cell table:style-name="ce3" office:value-type="string" calcext:value-type="string">
            <text:p>water in reach during time step</text:p>
          </table:table-cell>
          <table:table-cell table:style-name="ce3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4" office:value-type="string" calcext:value-type="string">
            <text:p>checks water balance of TC for each timestep </text:p>
          </table:table-cell>
          <table:table-cell table:style-name="ce4"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 table:number-rows-repeated="31687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3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00.00.0000</text:date>, <text:time style:data-style-name="N2" text:time-value="11:31:41.80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creation-date>2005-06-23T12:25:26</meta:creation-date>
    <dc:date>2015-09-23T15:45:30.015000000</dc:date>
    <meta:editing-cycles>229</meta:editing-cycles>
    <meta:editing-duration>P11DT19H36M24S</meta:editing-duration>
    <meta:document-statistic meta:table-count="3" meta:cell-count="1844" meta:object-count="0"/>
    <meta:user-defined meta:name="Info 1"/>
    <meta:user-defined meta:name="Info 2"/>
    <meta:user-defined meta:name="Info 3"/>
    <meta:user-defined meta:name="Info 4"/>
  </office:meta>
</office:document-meta>
</file>